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dd4814"/>
    </style:style>
    <style:style style:name="P3" style:family="paragraph" style:parent-style-name="Standard">
      <style:text-properties fo:background-color="#ff9966"/>
    </style:style>
    <style:style style:name="P4" style:family="paragraph" style:parent-style-name="Standard">
      <style:text-properties fo:background-color="#00ae00"/>
    </style:style>
    <style:style style:name="P5" style:family="paragraph" style:parent-style-name="Standard">
      <style:text-properties fo:background-color="#9966cc"/>
    </style:style>
    <style:style style:name="P6" style:family="paragraph" style:parent-style-name="Standard">
      <style:text-properties fo:background-color="#cfe7f5"/>
    </style:style>
    <style:style style:name="P7" style:family="paragraph" style:parent-style-name="Standard">
      <style:text-properties fo:background-color="#99ccff"/>
    </style:style>
    <style:style style:name="P8" style:family="paragraph" style:parent-style-name="Standard">
      <style:text-properties fo:background-color="#e6e6e6"/>
    </style:style>
    <style:style style:name="P9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T1" style:family="text">
      <style:text-properties fo:background-color="#dd4814"/>
    </style:style>
    <style:style style:name="T2" style:family="text">
      <style:text-properties fo:background-color="#ffd320"/>
    </style:style>
    <style:style style:name="T3" style:family="text">
      <style:text-properties fo:background-color="#ff9966"/>
    </style:style>
    <style:style style:name="T4" style:family="text">
      <style:text-properties fo:background-color="#00ae00"/>
    </style:style>
    <style:style style:name="T5" style:family="text">
      <style:text-properties fo:background-color="#00cccc"/>
    </style:style>
    <style:style style:name="T6" style:family="text">
      <style:text-properties fo:background-color="#9966cc"/>
    </style:style>
    <style:style style:name="T7" style:family="text">
      <style:text-properties fo:background-color="#cfe7f5"/>
    </style:style>
    <style:style style:name="T8" style:family="text">
      <style:text-properties fo:font-size="10pt" fo:background-color="#dd4814" style:font-size-asian="10pt" style:font-size-complex="10pt"/>
    </style:style>
    <style:style style:name="T9" style:family="text">
      <style:text-properties fo:background-color="#94bd5e"/>
    </style:style>
    <style:style style:name="T10" style:family="text">
      <style:text-properties fo:background-color="#ff420e"/>
    </style:style>
    <style:style style:name="T11" style:family="text">
      <style:text-properties fo:background-color="#99cc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background-color="#ffff99"/>
    </style:style>
    <style:style style:name="T14" style:family="text">
      <style:text-properties fo:background-color="#e6e6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e: INITIAL TRACE 1111111111111111111111111</text:p>
      <text:p text:style-name="Standard"><text:s text:c="2"/><text:span text:style-name="T2"><text:s text:c="2"/>at Object.&lt;anonymous&gt; (..../server.js:1:71)</text:span></text:p>
      <text:p text:style-name="P3"><text:s text:c="4"/>at Module._compile (module.js:570:32)</text:p>
      <text:p text:style-name="P2"><text:s text:c="4"/>at Object.Module._extensions..js (module.js:579:10)</text:p>
      <text:p text:style-name="P2"><text:s text:c="4"/>at Module.load (module.js:487:32)</text:p>
      <text:p text:style-name="P2"><text:s text:c="4"/>at tryModuleLoad (module.js:446:12)</text:p>
      <text:p text:style-name="P2"><text:s text:c="4"/>at Function.Module._load (module.js:438:3)</text:p>
      <text:p text:style-name="P5"><text:s text:c="4"/>at Module.runMain (module.js:604:10)</text:p>
      <text:p text:style-name="P5"><text:s text:c="4"/>at run (bootstrap_node.js:389:7)</text:p>
      <text:p text:style-name="P5"><text:s text:c="4"/>at startup (bootstrap_node.js:149:9)</text:p>
      <text:p text:style-name="P5"><text:s text:c="4"/>at bootstrap_node.js:504:3</text:p>
      <text:p text:style-name="P1">Trace: YET ANOTHER TRACE 333333333333333333333333333</text:p>
      <text:p text:style-name="Standard"><text:s text:c="4"/><text:span text:style-name="T5">at Object.&lt;anonymous&gt; (..../app/index.js:1:71)</text:span></text:p>
      <text:p text:style-name="Standard"><text:s text:c="2"/><text:span text:style-name="T3"><text:s text:c="2"/>at Module._compile (module.js:570:32)</text:span></text:p>
      <text:p text:style-name="Standard"><text:span text:style-name="T1"><text:s text:c="4"/>at Object.Module._extensions..js (module.js:579:10)</text:span></text:p>
      <text:p text:style-name="P2"><text:s text:c="4"/>at Module.load (module.js:487:32)</text:p>
      <text:p text:style-name="P2"><text:s text:c="4"/>at tryModuleLoad (module.js:446:12)</text:p>
      <text:p text:style-name="P2"><text:s text:c="4"/>at Function.Module._load (module.js:438:3)</text:p>
      <text:p text:style-name="P4"><text:s text:c="4"/>at Module.require (module.js:497:17)</text:p>
      <text:p text:style-name="P4"><text:s text:c="4"/>at require (internal/module.js:20:19)</text:p>
      <text:p text:style-name="Standard"><text:s text:c="2"/><text:span text:style-name="T2"><text:s text:c="2"/>at Object.&lt;anonymous&gt; (..../server.js:2:1)</text:span></text:p>
      <text:p text:style-name="P3"><text:s text:c="4"/>at Module._compile (module.js:570:32)</text:p>
      <text:p text:style-name="P1">Trace: AND ANOTHER TRACE 444444444444444444444444444444</text:p>
      <text:p text:style-name="Standard"><text:s text:c="4"/><text:span text:style-name="T5">at Object.&lt;anonymous&gt; <text:s/>(..../app/index.js:19:9)</text:span></text:p>
      <text:p text:style-name="Standard"><text:s text:c="4"/><text:span text:style-name="T3">at Module._compile (module.js:570:32)</text:span></text:p>
      <text:p text:style-name="Standard"><text:s text:c="4"/><text:span text:style-name="T1">at Object.Module._extensions..js (module.js:579:10)</text:span></text:p>
      <text:p text:style-name="Standard"><text:s text:c="3"/><text:span text:style-name="T1"><text:s/>at Module.load (module.js:487:32)</text:span></text:p>
      <text:p text:style-name="P2"><text:s text:c="4"/>at tryModuleLoad (module.js:446:12)</text:p>
      <text:p text:style-name="P2"><text:s text:c="4"/>at Function.Module._load (module.js:438:3)</text:p>
      <text:p text:style-name="Standard"><text:s text:c="2"/><text:span text:style-name="T4"><text:s text:c="2"/>at Module.require (module.js:497:17)</text:span></text:p>
      <text:p text:style-name="P4"><text:s text:c="4"/>at require (internal/module.js:20:19)</text:p>
      <text:p text:style-name="Standard"><text:s text:c="4"/><text:span text:style-name="T2">at Object.&lt;anonymous&gt; (..../server.js:2:1)</text:span></text:p>
      <text:p text:style-name="Standard"><text:s text:c="4"/><text:span text:style-name="T3">at Module._compile (module.js:570:32)</text:span></text:p>
      <text:p text:style-name="P1">Trace: ANOTHER TRACE 2222222222222222222222222222</text:p>
      <text:p text:style-name="Standard"><text:s text:c="4"/><text:span text:style-name="T2">at Object.&lt;anonymous&gt; (..../server.js:3:9)</text:span></text:p>
      <text:p text:style-name="Standard"><text:s text:c="4"/><text:span text:style-name="T3">at Module._compile (module.js:570:32)</text:span></text:p>
      <text:p text:style-name="Standard"><text:s text:c="4"/><text:span text:style-name="T1">at Object.Module._extensions..js (module.js:579:10)</text:span></text:p>
      <text:p text:style-name="P2"><text:s text:c="4"/>at Module.load (module.js:487:32)</text:p>
      <text:p text:style-name="P2"><text:s text:c="4"/>at tryModuleLoad (module.js:446:12)</text:p>
      <text:p text:style-name="P2"><text:s text:c="4"/>at Function.Module._load (module.js:438:3)</text:p>
      <text:p text:style-name="Standard"><text:s text:c="4"/><text:span text:style-name="T6">at Module.runMain (module.js:604:10)</text:span></text:p>
      <text:p text:style-name="P5"><text:s text:c="4"/>at run (bootstrap_node.js:389:7)</text:p>
      <text:p text:style-name="P5"><text:s text:c="4"/>at startup (bootstrap_node.js:149:9)</text:p>
      <text:p text:style-name="P5"><text:s text:c="4"/>at bootstrap_node.js:504:3</text:p>
      <text:p text:style-name="Standard">(using https://github.com/alexei/sprintf.js to log)</text:p>
      <text:p text:style-name="Standard">The server is listening on port 4000.</text:p>
      <text:p text:style-name="Standard"></text:p>
      <text:p text:style-name="P1">Trace: A TRACE INSIDE APP.GET 55555555555555555555555555555</text:p>
      <text:p text:style-name="Standard"><text:s text:c="4"/>at app.get (..../app/index.js:23:11)</text:p>
      <text:p text:style-name="Standard"><text:s text:c="4"/><text:span text:style-name="T7">at Layer.handle [as handle_request] (..../node_modules/express/lib/router/layer.js:95:5)</text:span></text:p>
      <text:p text:style-name="P6"><text:s text:c="4"/>at next (..../node_modules/express/lib/router/route.js:137:13)</text:p>
      <text:p text:style-name="P6"><text:s text:c="4"/>at Route.dispatch (..../node_modules/express/lib/router/route.js:112:3)</text:p>
      <text:p text:style-name="Standard"><text:s text:c="3"/><text:span text:style-name="T7"><text:s/>at Layer.handle [as handle_request] (..../node_modules/express/lib/router/layer.js:95:5)</text:span></text:p>
      <text:p text:style-name="P6"><text:s text:c="4"/>at ..../node_modules/express/lib/router/index.js:281:22</text:p>
      <text:p text:style-name="Standard"><text:s text:c="4"/><text:span text:style-name="T7">at param (..../node_modules/express/lib/router/index.js:354:14)</text:span></text:p>
      <text:p text:style-name="P6"><text:s text:c="4"/>at param (..../node_modules/express/lib/router/index.js:365:14)</text:p>
      <text:p text:style-name="P6"><text:s text:c="4"/>at Function.process_params (..../node_modules/express/lib/router/index.js:410:3)</text:p>
      <text:p text:style-name="P6"><text:s text:c="4"/>at next (..../node_modules/express/lib/router/index.js:275:10)</text:p>
      <text:p text:style-name="Standard"><text:s/>1. Received a GET request on /</text:p>
      <text:p text:style-name="P1"><text:soft-page-break/>Trace: A TRACE INSIDE IF 66666666666666666666666666666</text:p>
      <text:p text:style-name="Standard"><text:s text:c="4"/>at app.get (..../app/index.js:32:13)</text:p>
      <text:p text:style-name="Standard"><text:s text:c="4"/><text:span text:style-name="T7">at Layer.handle [as handle_request] (..../node_modules/express/lib/router/layer.js:95:5)</text:span></text:p>
      <text:p text:style-name="P6"><text:s text:c="4"/>at next (..../node_modules/express/lib/router/route.js:137:13)</text:p>
      <text:p text:style-name="P6"><text:s text:c="4"/>at Route.dispatch (..../node_modules/express/lib/router/route.js:112:3)</text:p>
      <text:p text:style-name="P6"><text:s text:c="4"/>at Layer.handle [as handle_request] (..../node_modules/express/lib/router/layer.js:95:5)</text:p>
      <text:p text:style-name="P6"><text:s text:c="4"/>at ..../node_modules/express/lib/router/index.js:281:22</text:p>
      <text:p text:style-name="Standard"><text:s text:c="3"/><text:span text:style-name="T7"><text:s/>at param (..../node_modules/express/lib/router/index.js:354:14)</text:span></text:p>
      <text:p text:style-name="P6"><text:s text:c="4"/>at param (..../node_modules/express/lib/router/index.js:365:14)</text:p>
      <text:p text:style-name="P6"><text:s text:c="4"/>at Function.process_params (..../node_modules/express/lib/router/index.js:410:3)</text:p>
      <text:p text:style-name="P6"><text:s text:c="4"/>at next (..../node_modules/express/lib/router/index.js:275:10)</text:p>
      <text:p text:style-name="P9"></text:p>
      <text:p text:style-name="Standard"/>
      <text:p text:style-name="Standard"/>
      <text:p text:style-name="Standard">&gt; exercises@0.0.1 start /home/mathilde/Dropbox/WEBSITE/TheLocalClone/CodingWithAlex</text:p>
      <text:p text:style-name="Standard">&gt; NODE_ENV=dev node server.js</text:p>
      <text:p text:style-name="Standard"></text:p>
      <text:p text:style-name="P1">Trace: INITIAL TRACE 1111111111111111111111111</text:p>
      <text:p text:style-name="Standard"><text:s text:c="3"/><text:span text:style-name="T14"><text:s/>at Object.&lt;anonymous&gt; (.../CodingWithAlex/server.js:1:71)</text:span></text:p>
      <text:p text:style-name="Standard"><text:s text:c="2"/><text:span text:style-name="T8"><text:s/>at Module._compile <text:s/>at Object.Module._extensions..js <text:s/>at Module.load <text:s/>at tryModuleLoad <text:s/>at Function.Module._load (module.js:)</text:span></text:p>
      <text:p text:style-name="Standard"><text:s text:c="4"/><text:span text:style-name="T9">at Module.runMain (module.js:) <text:s/>at run at startup (bootstrap_node.js) at bootstrap_node.js:504:3</text:span></text:p>
      <text:p text:style-name="P1">Trace: YET ANOTHER TRACE 333333333333333333333333333</text:p>
      <text:p text:style-name="Standard"><text:s text:c="3"/><text:span text:style-name="T13"><text:s/>at Object.&lt;anonymous&gt; (.../CodingWithAlex/app/index.js:1:71)</text:span></text:p>
      <text:p text:style-name="Standard"><text:s/><text:span text:style-name="T8"><text:s/>at Module._compile <text:s/>at Object.Module._extensions..js <text:s/>at Module.load <text:s/>at tryModuleLoad <text:s/>at Function.Module._load (module.js:)</text:span></text:p>
      <text:p text:style-name="Standard"><text:s text:c="3"/><text:span text:style-name="T10"><text:s/>at Module.require (module.js) at require (internal/module.js) </text:span></text:p>
      <text:p text:style-name="P8"><text:s text:c="4"/>at Object.&lt;anonymous&gt; (.../CodingWithAlex/server.js:2:1)</text:p>
      <text:p text:style-name="Standard"><text:s text:c="4"/><text:span text:style-name="T1">at Module._compile (module.js)</text:span></text:p>
      <text:p text:style-name="P1">Trace: AND ANOTHER TRACE 444444444444444444444444444444</text:p>
      <text:p text:style-name="Standard"><text:s text:c="2"/><text:span text:style-name="T13"><text:s text:c="2"/>at Object.&lt;anonymous&gt; (.../CodingWithAlex/app/index.js:19:9)</text:span></text:p>
      <text:p text:style-name="Standard"><text:s text:c="2"/><text:span text:style-name="T1"><text:s/></text:span><text:span text:style-name="T8"><text:s/>at Module._compile <text:s/>at Object.Module._extensions..js <text:s/>at Module.load <text:s/>at tryModuleLoad <text:s/>at Function.Module._load (module.js:)</text:span></text:p>
      <text:p text:style-name="Standard"><text:s text:c="4"/><text:span text:style-name="T10"><text:s/>at Module.require (module.js) at require (internal/module.js) </text:span></text:p>
      <text:p text:style-name="Standard"><text:s text:c="3"/><text:span text:style-name="T14"><text:s/>at Object.&lt;anonymous&gt; (.../CodingWithAlex/server.js:2:1)</text:span></text:p>
      <text:p text:style-name="Standard"><text:s text:c="4"/><text:span text:style-name="T1">at Module._compile (module.js)</text:span></text:p>
      <text:p text:style-name="Standard"><text:span text:style-name="T12">Trace: ANOTHER TRACE 2222222222222222222222222222</text:span></text:p>
      <text:p text:style-name="Standard"><text:s text:c="3"/><text:span text:style-name="T14"><text:s/>at Object.&lt;anonymous&gt; (.../CodingWithAlex/server.js:3:9)</text:span></text:p>
      <text:p text:style-name="Standard"><text:s text:c="3"/><text:span text:style-name="T8"><text:s/>at Module._compile <text:s/>at Object.Module._extensions..js <text:s/>at Module.load <text:s/>at tryModuleLoad <text:s/>at Function.Module._load (module.js:)</text:span></text:p>
      <text:p text:style-name="Standard"><text:s text:c="4"/><text:span text:style-name="T9">at Module.runMain (module.js:) <text:s/>at run at startup (bootstrap_node.js) at bootstrap_node.js:504:3</text:span></text:p>
      <text:p text:style-name="Standard">(using https://github.com/alexei/sprintf.js to log)</text:p>
      <text:p text:style-name="Standard">The server is listening on port 4000.</text:p>
      <text:p text:style-name="Standard"></text:p>
      <text:p text:style-name="P1">Trace: A TRACE INSIDE APP.GET 55555555555555555555555555555</text:p>
      <text:p text:style-name="Standard"><text:s text:c="2"/><text:span text:style-name="T13"><text:s text:c="2"/>at app.get (.../CodingWithAlex/app/index.js:20:11)</text:span></text:p>
      <text:p text:style-name="P7"><text:s text:c="4"/>at Layer.handle [as handle_request] (.../CodingWithAlex/node_modules/express/lib/router/layer.js)</text:p>
      <text:p text:style-name="P7"><text:s text:c="4"/>at next at Route.dispatch (.../CodingWithAlex/node_modules/express/lib/router/route.js:112:3)</text:p>
      <text:p text:style-name="P7"><text:s text:c="4"/>at Layer.handle [as handle_request] (.../CodingWithAlex/node_modules/express/lib/router/layer.js)</text:p>
      <text:p text:style-name="P7"><text:s text:c="4"/>at .../CodingWithAlex/node_modules/express/lib/router/index.js</text:p>
      <text:p text:style-name="P7"><text:s text:c="4"/>at param <text:s/>at param (.../CodingWithAlex/node_modules/express/lib/router/index.js)</text:p>
      <text:p text:style-name="P7"><text:s text:c="4"/>at Function.process_params <text:s text:c="3"/><text:span text:style-name="T12"><text:s/>at next (.../CodingWithAlex/node_modules/express/lib/router/index.js:275:10)</text:span></text:p>
      <text:p text:style-name="Standard"><text:s/>1. Received a GET request on /error</text:p>
      <text:p text:style-name="P1">Trace: A TRACE INSIDE BEGIN OF IF 66666666666666666666666666666</text:p>
      <text:p text:style-name="Standard"><text:s text:c="4"/><text:span text:style-name="T13">at app.get (.../CodingWithAlex/app/index.js:25:13)</text:span></text:p>
      <text:p text:style-name="Standard"><text:s text:c="3"/><text:span text:style-name="T11"><text:s text:c="4"/>at Layer.handle [as handle_request] (.../CodingWithAlex/node_modules/express/lib/router/layer.js)</text:span></text:p>
      <text:p text:style-name="P7"><text:s text:c="4"/>at next at Route.dispatch (.../CodingWithAlex/node_modules/express/lib/router/route.js:112:3)</text:p>
      <text:p text:style-name="P7"><text:s text:c="4"/>at Layer.handle [as handle_request] (.../CodingWithAlex/node_modules/express/lib/router/layer.js)</text:p>
      <text:p text:style-name="P7"><text:s text:c="4"/>at .../CodingWithAlex/node_modules/express/lib/router/index.js</text:p>
      <text:p text:style-name="P7"><text:s text:c="4"/>at param <text:s/>at param (.../CodingWithAlex/node_modules/express/lib/router/index.js)</text:p>
      <text:p text:style-name="P7"><text:span text:style-name="T11"><text:s text:c="4"/>at Function.process_params <text:s text:c="3"/></text:span><text:span text:style-name="T12"><text:s/>at next (.../CodingWithAlex/node_modules/express/lib/router/index.js:275:10)</text:span></text:p>
      <text:p text:style-name="P1">Trace: A TRACE INSIDE ERROR HANDLER 99999999999999999999</text:p>
      <text:p text:style-name="Standard"><text:s text:c="4"/><text:span text:style-name="T13">at .../CodingWithAlex/app/index.js:99:11</text:span></text:p>
      <text:p text:style-name="Standard"><text:soft-page-break/><text:s text:c="4"/>at Layer.handle_error (.../CodingWithAlex/node_modules/express/lib/router/layer.js:71:5)</text:p>
      <text:p text:style-name="Standard"><text:s text:c="4"/>at trim_prefix (.../CodingWithAlex/node_modules/express/lib/router/index.js:315:13)</text:p>
      <text:p text:style-name="Standard"><text:s text:c="4"/>at .../CodingWithAlex/node_modules/express/lib/router/index.js:284:7</text:p>
      <text:p text:style-name="Standard"><text:s text:c="4"/>at Function.process_params (.../CodingWithAlex/node_modules/express/lib/router/index.js:335:12)</text:p>
      <text:p text:style-name="Standard"><text:s text:c="4"/>at next (.../CodingWithAlex/node_modules/express/lib/router/index.js:275:10)</text:p>
      <text:p text:style-name="Standard"><text:s text:c="4"/>at Layer.handle_error (.../CodingWithAlex/node_modules/express/lib/router/layer.js:67:12)</text:p>
      <text:p text:style-name="Standard"><text:s text:c="4"/>at trim_prefix (.../CodingWithAlex/node_modules/express/lib/router/index.js:315:13)</text:p>
      <text:p text:style-name="Standard"><text:s text:c="4"/>at .../CodingWithAlex/node_modules/express/lib/router/index.js:284:7</text:p>
      <text:p text:style-name="Standard"><text:s text:c="4"/><text:span text:style-name="T12">at Function.process_params (.../CodingWithAlex/node_modules/express/lib/router/index.js:335:12)</text:span></text:p>
      <text:p text:style-name="Standard">E1. Cannot get /error.</text:p>
      <text:p text:style-name="P1">Trace: A TRACE INSIDE END OF IF 7777777777777777777777777</text:p>
      <text:p text:style-name="Standard"><text:s/><text:span text:style-name="T13"><text:s text:c="3"/>at app.get (.../CodingWithAlex/app/index.js:29:13)</text:span></text:p>
      <text:p text:style-name="Standard"><text:s text:c="3"/><text:span text:style-name="T11"><text:s text:c="4"/>at Layer.handle [as handle_request] (.../CodingWithAlex/node_modules/express/lib/router/layer.js)</text:span></text:p>
      <text:p text:style-name="P7"><text:s text:c="4"/>at next at Route.dispatch (.../CodingWithAlex/node_modules/express/lib/router/route.js:112:3)</text:p>
      <text:p text:style-name="P7"><text:s text:c="4"/>at Layer.handle [as handle_request] (.../CodingWithAlex/node_modules/express/lib/router/layer.js)</text:p>
      <text:p text:style-name="P7"><text:s text:c="4"/>at .../CodingWithAlex/node_modules/express/lib/router/index.js</text:p>
      <text:p text:style-name="P7"><text:s text:c="4"/>at param <text:s/>at param (.../CodingWithAlex/node_modules/express/lib/router/index.js)</text:p>
      <text:p text:style-name="P7"><text:s text:c="4"/>at Function.process_params <text:s text:c="3"/><text:span text:style-name="T12"><text:s/>at next (.../CodingWithAlex/node_modules/express/lib/router/index.js:275:10)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282cm" fo:margin-left="0.236cm" fo:margin-right="0.03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lde Noual</meta:initial-creator>
    <meta:creation-date>2017-09-08T13:43:31</meta:creation-date>
    <dc:date>2017-09-08T14:34:04</dc:date>
    <dc:creator>Mathilde Noual</dc:creator>
    <meta:editing-duration>PT47M48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3" meta:paragraph-count="134" meta:word-count="526" meta:character-count="8326" meta:non-whitespace-character-count="7329"/>
  </office:meta>
</office:document-meta>
</file>